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41d" officeooo:paragraph-rsid="0003b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a tryyyyy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1:08:00.276213117</meta:creation-date>
    <dc:date>2025-03-13T21:10:17.638908850</dc:date>
    <meta:editing-duration>PT2M19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24.8.5.2$Linux_X86_64 LibreOffice_project/27b361b745d0ea8f99bc93dfcb7a39098dfa5fff</meta:generator>
  </office:meta>
</office:document-meta>
</file>